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Verdana1" svg:font-family="Verdana" style:font-family-generic="modern" style:font-pitch="fixed"/>
    <style:font-face style:name="Liberation Sans1" svg:font-family="'Liberation Sans'" style:font-pitch="variable"/>
    <style:font-face style:name="Roboto" svg:font-family="Roboto" style:font-pitch="variable"/>
    <style:font-face style:name="Noto Sans CJK SC1" svg:font-family="'Noto Sans CJK SC'" style:font-family-generic="modern" style:font-pitch="variable"/>
    <style:font-face style:name="Verdana2" svg:font-family="Verdana"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Gill Sans MT" svg:font-family="'Gill Sans MT'" style:font-family-generic="swiss" style:font-pitch="variable"/>
    <style:font-face style:name="Lohit Devanagari1" svg:font-family="'Lohit Devanagari'"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Verdana3" svg:font-family="Verdana" style:font-family-generic="modern" style:font-pitch="fixed"/>
  </office:font-face-decls>
  <office:automatic-styles>
    <style:style style:name="dp1" style:family="drawing-page"/>
    <style:style style:name="gr1" style:family="graphic" style:parent-style-name="standard" style:list-style-name="L3">
      <style:graphic-properties draw:stroke="solid" svg:stroke-width="0.106cm" svg:stroke-color="#1c1c1c" draw:stroke-linejoin="round" svg:stroke-linecap="butt" draw:fill="solid" draw:fill-color="#ffffff" draw:textarea-vertical-align="bottom" draw:auto-grow-height="false" draw:fit-to-size="false" style:shrink-to-fit="false" fo:min-height="1.992cm" fo:min-width="4.679cm" fo:padding-top="0.127cm" fo:padding-bottom="0.127cm" fo:padding-left="0.254cm" fo:padding-right="0.254cm" fo:wrap-option="wrap"/>
    </style:style>
    <style:style style:name="gr2" style:family="graphic" style:parent-style-name="standard" style:list-style-name="L3">
      <style:graphic-properties draw:stroke="solid" svg:stroke-width="0.106cm" svg:stroke-color="#1c1c1c" draw:stroke-linejoin="round" svg:stroke-linecap="butt" draw:fill="solid" draw:fill-color="#ffffff" draw:textarea-vertical-align="middle" draw:auto-grow-height="false" draw:fit-to-size="false" style:shrink-to-fit="false" fo:min-height="2.24cm" fo:min-width="2.933cm" fo:padding-top="0.127cm" fo:padding-bottom="0.127cm" fo:padding-left="0.254cm" fo:padding-right="0.254cm" fo:wrap-option="wrap"/>
    </style:style>
    <style:style style:name="gr3" style:family="graphic" style:parent-style-name="standard" style:list-style-name="L3">
      <style:graphic-properties draw:stroke="solid" svg:stroke-width="0.106cm" svg:stroke-color="#1c1c1c" draw:stroke-linejoin="round" svg:stroke-linecap="butt" draw:fill="solid" draw:fill-color="#ffffff" draw:textarea-vertical-align="middle" draw:auto-grow-height="false" draw:fit-to-size="false" style:shrink-to-fit="false" fo:min-height="2.007cm" fo:min-width="2.957cm" fo:padding-top="0.127cm" fo:padding-bottom="0.127cm" fo:padding-left="0.254cm" fo:padding-right="0.254cm" fo:wrap-option="wrap"/>
    </style:style>
    <style:style style:name="gr4" style:family="graphic" style:parent-style-name="standard" style:list-style-name="L3">
      <style:graphic-properties draw:stroke="solid" svg:stroke-width="0.106cm" svg:stroke-color="#1c1c1c" draw:stroke-linejoin="round" svg:stroke-linecap="butt" draw:fill="solid" draw:fill-color="#ffffff" draw:textarea-vertical-align="middle" draw:auto-grow-height="false" draw:fit-to-size="false" style:shrink-to-fit="false" fo:min-height="1.659cm" fo:min-width="4.919cm" fo:padding-top="0.127cm" fo:padding-bottom="0.127cm" fo:padding-left="0.254cm" fo:padding-right="0.254cm" fo:wrap-option="wrap"/>
    </style:style>
    <style:style style:name="gr5" style:family="graphic" style:parent-style-name="standard" style:list-style-name="L3">
      <style:graphic-properties draw:stroke="solid" svg:stroke-width="0.106cm" svg:stroke-color="#1c1c1c" draw:stroke-linejoin="round" svg:stroke-linecap="butt" draw:fill="solid" draw:fill-color="#ffffff" draw:textarea-vertical-align="bottom" draw:auto-grow-height="false" draw:fit-to-size="false" style:shrink-to-fit="false" fo:min-height="2.123cm" fo:min-width="5.025cm" fo:padding-top="0.127cm" fo:padding-bottom="0.127cm" fo:padding-left="0.254cm" fo:padding-right="0.254cm" fo:wrap-option="wrap"/>
    </style:style>
    <style:style style:name="gr6" style:family="graphic" style:parent-style-name="standard">
      <style:graphic-properties draw:stroke="solid" svg:stroke-width="0.106cm" svg:stroke-color="#f47920" draw:marker-end="msArrowOpenEnd_20_5_20_106" draw:marker-end-width="0.371cm" draw:marker-end-center="false" draw:stroke-linejoin="round" svg:stroke-linecap="butt" draw:fill="solid" draw:fill-color="#00cc99" draw:textarea-vertical-align="top" draw:auto-grow-height="false" fo:min-height="0cm" fo:min-width="2.481cm" fo:padding-top="0.125cm" fo:padding-bottom="0.125cm" fo:padding-left="0.25cm" fo:padding-right="0.25cm" fo:wrap-option="wrap"/>
    </style:style>
    <style:style style:name="gr7" style:family="graphic" style:parent-style-name="standard">
      <style:graphic-properties draw:stroke="solid" svg:stroke-width="0.106cm" svg:stroke-color="#f47920" draw:marker-end="msArrowOpenEnd_20_5_20_106" draw:marker-end-width="0.371cm" draw:marker-end-center="false" draw:stroke-linejoin="round" svg:stroke-linecap="butt" draw:fill="solid" draw:fill-color="#00cc99" draw:textarea-vertical-align="top" draw:auto-grow-height="false" fo:min-height="1.81cm" fo:min-width="1.694cm" fo:padding-top="0.125cm" fo:padding-bottom="0.125cm" fo:padding-left="0.25cm" fo:padding-right="0.25cm" fo:wrap-option="wrap"/>
    </style:style>
    <style:style style:name="gr8" style:family="graphic" style:parent-style-name="standard">
      <style:graphic-properties draw:stroke="solid" svg:stroke-width="0.106cm" svg:stroke-color="#f47920" draw:marker-end="msArrowOpenEnd_20_5_20_106" draw:marker-end-width="0.371cm" draw:marker-end-center="false" draw:stroke-linejoin="round" svg:stroke-linecap="butt" draw:fill="solid" draw:fill-color="#00cc99" draw:textarea-vertical-align="top" draw:auto-grow-height="false" fo:min-height="2.485cm" fo:min-width="0.686cm" fo:padding-top="0.125cm" fo:padding-bottom="0.125cm" fo:padding-left="0.25cm" fo:padding-right="0.25cm" fo:wrap-option="wrap"/>
    </style:style>
    <style:style style:name="gr9" style:family="graphic" style:parent-style-name="standard">
      <style:graphic-properties draw:stroke="solid" svg:stroke-width="0.106cm" svg:stroke-color="#f47920" draw:marker-end="msArrowOpenEnd_20_5_20_106" draw:marker-end-width="0.371cm" draw:marker-end-center="false" draw:stroke-linejoin="round" svg:stroke-linecap="butt" draw:fill="solid" draw:fill-color="#00cc99" draw:textarea-vertical-align="top" draw:auto-grow-height="false" fo:min-height="0.962cm" fo:min-width="7.063cm" fo:padding-top="0.125cm" fo:padding-bottom="0.125cm" fo:padding-left="0.25cm" fo:padding-right="0.25cm" fo:wrap-option="wrap"/>
    </style:style>
    <style:style style:name="gr10" style:family="graphic" style:parent-style-name="standard">
      <style:graphic-properties draw:stroke="solid" svg:stroke-width="0.106cm" svg:stroke-color="#f47920" draw:marker-end="msArrowOpenEnd_20_5_20_106" draw:marker-end-width="0.371cm" draw:marker-end-center="false" draw:stroke-linejoin="round" svg:stroke-linecap="butt" draw:fill="solid" draw:fill-color="#00cc99" draw:textarea-vertical-align="top" draw:auto-grow-height="false" fo:min-height="4.456cm" fo:min-width="3.95cm" fo:padding-top="0.125cm" fo:padding-bottom="0.125cm" fo:padding-left="0.25cm" fo:padding-right="0.25cm" fo:wrap-option="wrap"/>
    </style:style>
    <style:style style:name="gr11" style:family="graphic" style:parent-style-name="standard">
      <style:graphic-properties draw:stroke="solid" svg:stroke-width="0.106cm" svg:stroke-color="#f47920" draw:marker-end="msArrowOpenEnd_20_5_20_106" draw:marker-end-width="0.371cm" draw:marker-end-center="false" draw:stroke-linejoin="round" svg:stroke-linecap="butt" draw:fill="solid" draw:fill-color="#00cc99" draw:textarea-vertical-align="top" draw:auto-grow-height="false" fo:min-height="4.068cm" fo:min-width="0cm" fo:padding-top="0.125cm" fo:padding-bottom="0.125cm" fo:padding-left="0.25cm" fo:padding-right="0.25cm" fo:wrap-option="wrap"/>
    </style:style>
    <style:style style:name="gr12" style:family="graphic" style:parent-style-name="standard" style:list-style-name="L3">
      <style:graphic-properties draw:stroke="solid" svg:stroke-width="0.106cm" svg:stroke-color="#1c1c1c" draw:stroke-linejoin="round" svg:stroke-linecap="butt" draw:fill="solid" draw:fill-color="#ffffff" draw:textarea-vertical-align="middle" draw:auto-grow-height="false" draw:fit-to-size="false" style:shrink-to-fit="false" fo:min-height="0.837cm" fo:min-width="3.611cm" fo:padding-top="0.127cm" fo:padding-bottom="0.127cm" fo:padding-left="0.254cm" fo:padding-right="0.254cm" fo:wrap-option="wrap"/>
    </style:style>
    <style:style style:name="gr13" style:family="graphic" style:parent-style-name="standard">
      <style:graphic-properties draw:stroke="solid" svg:stroke-width="0.106cm" svg:stroke-color="#f47920" draw:marker-end="msArrowOpenEnd_20_5_20_106" draw:marker-end-width="0.371cm" draw:marker-end-center="false" draw:stroke-linejoin="round" svg:stroke-linecap="butt" draw:fill="solid" draw:fill-color="#00cc99" draw:textarea-vertical-align="top" draw:auto-grow-height="false" fo:min-height="5.354cm" fo:min-width="2.386cm" fo:padding-top="0.125cm" fo:padding-bottom="0.125cm" fo:padding-left="0.25cm" fo:padding-right="0.25cm" fo:wrap-option="wrap"/>
    </style:style>
    <style:style style:name="gr14" style:family="graphic" style:parent-style-name="standard" style:list-style-name="L3">
      <style:graphic-properties draw:stroke="solid" svg:stroke-width="0.106cm" svg:stroke-color="#1c1c1c" draw:stroke-linejoin="round" svg:stroke-linecap="butt" draw:fill="solid" draw:fill-color="#ffffff" draw:textarea-vertical-align="middle" draw:auto-grow-height="false" draw:fit-to-size="false" style:shrink-to-fit="false" fo:min-height="0.837cm" fo:min-width="3.611cm" fo:padding-top="0.127cm" fo:padding-bottom="0.127cm" fo:padding-left="0.254cm" fo:padding-right="0.254cm" fo:wrap-option="wrap"/>
    </style:style>
    <style:style style:name="gr15" style:family="graphic" style:parent-style-name="standard" style:list-style-name="L4">
      <style:graphic-properties draw:stroke="solid" svg:stroke-width="0.026cm" svg:stroke-color="#f47920" draw:stroke-linejoin="miter" draw:fill="solid" draw:fill-color="#999999" draw:textarea-vertical-align="top" draw:auto-grow-height="true" draw:fit-to-size="false" style:shrink-to-fit="false" fo:min-height="0cm" fo:min-width="0cm" fo:padding-top="0.125cm" fo:padding-bottom="0.125cm" fo:padding-left="0.25cm" fo:padding-right="0.25cm" fo:wrap-option="wrap"/>
    </style:style>
    <style:style style:name="gr16" style:family="graphic" style:parent-style-name="standard">
      <style:graphic-properties draw:stroke="none" svg:stroke-width="0.026cm" draw:stroke-linejoin="round" svg:stroke-linecap="butt" draw:fill="none" draw:fill-color="#ffffff" draw:textarea-vertical-align="top" draw:auto-grow-height="false" draw:fit-to-size="false" style:shrink-to-fit="false" fo:min-height="13.915cm" fo:min-width="21.717cm" fo:padding-top="0.127cm" fo:padding-bottom="0.127cm" fo:padding-left="0.254cm" fo:padding-right="0.254cm" fo:wrap-option="wrap"/>
    </style:style>
    <style:style style:name="gr17"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8"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9" style:family="graphic" style:parent-style-name="standard">
      <style:graphic-properties draw:stroke="solid" svg:stroke-width="0.106cm" svg:stroke-color="#1c1c1c" draw:stroke-linejoin="round" svg:stroke-linecap="butt" draw:fill="solid" draw:fill-color="#00cc99" draw:textarea-horizontal-align="center" draw:textarea-vertical-align="top" draw:auto-grow-height="false" fo:padding-top="0.125cm" fo:padding-bottom="0.125cm" fo:padding-left="0.25cm" fo:padding-right="0.25cm" fo:wrap-option="wrap"/>
    </style:style>
    <style:style style:name="gr20" style:family="graphic" style:parent-style-name="standard">
      <style:graphic-properties draw:stroke="solid" svg:stroke-width="0.106cm" svg:stroke-color="#f47920" draw:stroke-linejoin="round" svg:stroke-linecap="butt" draw:fill="none" draw:textarea-vertical-align="top" draw:auto-grow-height="false" draw:fit-to-size="false" style:shrink-to-fit="false" fo:min-height="12.503cm" fo:min-width="21.131cm" fo:padding-top="0.127cm" fo:padding-bottom="0.127cm" fo:padding-left="0.254cm" fo:padding-right="0.254cm" fo:wrap-option="wrap"/>
    </style:style>
    <style:style style:name="gr21" style:family="graphic" style:parent-style-name="standard">
      <style:graphic-properties draw:stroke="solid" svg:stroke-width="0.106cm" svg:stroke-color="#808080" draw:stroke-linejoin="round" svg:stroke-linecap="butt" draw:fill="none" draw:textarea-vertical-align="top" draw:auto-grow-height="false" draw:fit-to-size="false" style:shrink-to-fit="false" fo:min-height="12.113cm" fo:min-width="21.082cm" fo:padding-top="0.127cm" fo:padding-bottom="0.127cm" fo:padding-left="0.254cm" fo:padding-right="0.254cm" fo:wrap-option="wrap"/>
    </style:style>
    <style:style style:name="gr22"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3"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4"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6"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7"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8"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9" style:family="graphic" style:parent-style-name="standard">
      <style:graphic-properties draw:stroke="solid" svg:stroke-width="0.079cm" svg:stroke-color="#000000" draw:marker-end="msArrowOpenEnd_20_5_20_79" draw:marker-end-width="0.276cm" draw:marker-end-center="false" draw:stroke-linejoin="round" svg:stroke-linecap="butt" draw:fill="solid" draw:fill-color="#00cc99" draw:textarea-horizontal-align="center" draw:textarea-vertical-align="top" draw:auto-grow-height="false" fo:padding-top="0.125cm" fo:padding-bottom="0.125cm" fo:padding-left="0.25cm" fo:padding-right="0.25cm" fo:wrap-option="wrap"/>
    </style:style>
    <style:style style:name="gr30"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31" style:family="graphic" style:parent-style-name="standard" style:list-style-name="L2">
      <style:graphic-properties draw:stroke="solid" svg:stroke-width="0.106cm" svg:stroke-color="#1c1c1c" draw:stroke-linejoin="round" svg:stroke-linecap="butt" draw:fill="none" draw:fill-color="#2929ff" draw:textarea-vertical-align="middle" draw:auto-grow-height="false" draw:fit-to-size="false" style:shrink-to-fit="false" fo:min-height="1.723cm" fo:min-width="4.214cm" fo:padding-top="0.127cm" fo:padding-bottom="0.127cm" fo:padding-left="0.254cm" fo:padding-right="0.254cm" fo:wrap-option="wrap"/>
    </style:style>
    <style:style style:name="gr32" style:family="graphic" style:parent-style-name="standard" style:list-style-name="L2">
      <style:graphic-properties draw:stroke="solid" svg:stroke-width="0.106cm" svg:stroke-color="#1c1c1c" draw:stroke-linejoin="round" svg:stroke-linecap="butt" draw:fill="none" draw:fill-color="#2929ff" draw:textarea-vertical-align="middle" draw:auto-grow-height="false" draw:fit-to-size="false" style:shrink-to-fit="false" fo:min-height="1.607cm" fo:min-width="3.001cm" fo:padding-top="0.127cm" fo:padding-bottom="0.127cm" fo:padding-left="0.254cm" fo:padding-right="0.254cm" fo:wrap-option="wrap"/>
    </style:style>
    <style:style style:name="gr33" style:family="graphic" style:parent-style-name="standard" style:list-style-name="L2">
      <style:graphic-properties draw:stroke="solid" svg:stroke-width="0.106cm" svg:stroke-color="#1c1c1c" draw:stroke-linejoin="round" svg:stroke-linecap="butt" draw:fill="none" draw:fill-color="#2929ff" draw:textarea-vertical-align="middle" draw:auto-grow-height="false" draw:fit-to-size="false" style:shrink-to-fit="false" fo:min-height="1.696cm" fo:min-width="4.177cm" fo:padding-top="0.127cm" fo:padding-bottom="0.127cm" fo:padding-left="0.254cm" fo:padding-right="0.254cm" fo:wrap-option="wrap"/>
    </style:style>
    <style:style style:name="gr34" style:family="graphic" style:parent-style-name="standard">
      <style:graphic-properties draw:stroke="solid" svg:stroke-width="0.106cm" svg:stroke-color="#f47920" draw:marker-end="msArrowOpenEnd_20_5_20_106" draw:marker-end-width="0.371cm" draw:marker-end-center="false" draw:stroke-linejoin="round" svg:stroke-linecap="butt" draw:fill="none" draw:fill-color="#00cc99" draw:textarea-vertical-align="top" draw:auto-grow-height="false" fo:min-height="0.591cm" fo:min-width="3.299cm" fo:padding-top="0.125cm" fo:padding-bottom="0.125cm" fo:padding-left="0.25cm" fo:padding-right="0.25cm" fo:wrap-option="wrap"/>
    </style:style>
    <style:style style:name="gr35" style:family="graphic" style:parent-style-name="standard">
      <style:graphic-properties draw:stroke="solid" svg:stroke-width="0.106cm" svg:stroke-color="#f47920" draw:marker-end="msArrowOpenEnd_20_5_20_106" draw:marker-end-width="0.371cm" draw:marker-end-center="false" draw:stroke-linejoin="round" svg:stroke-linecap="butt" draw:fill="none" draw:fill-color="#00cc99" draw:textarea-vertical-align="top" draw:auto-grow-height="false" fo:min-height="1.744cm" fo:min-width="1.448cm" fo:padding-top="0.125cm" fo:padding-bottom="0.125cm" fo:padding-left="0.25cm" fo:padding-right="0.25cm" fo:wrap-option="wrap"/>
    </style:style>
    <style:style style:name="gr36" style:family="graphic" style:parent-style-name="standard" style:list-style-name="L2">
      <style:graphic-properties draw:stroke="solid" svg:stroke-width="0.106cm" svg:stroke-color="#1c1c1c" draw:stroke-linejoin="round" svg:stroke-linecap="butt" draw:fill="none" draw:fill-color="#2929ff" draw:textarea-vertical-align="middle" draw:auto-grow-height="false" draw:fit-to-size="false" style:shrink-to-fit="false" fo:min-height="2.063cm" fo:min-width="4.906cm" fo:padding-top="0.127cm" fo:padding-bottom="0.127cm" fo:padding-left="0.254cm" fo:padding-right="0.254cm" fo:wrap-option="wrap"/>
    </style:style>
    <style:style style:name="gr37" style:family="graphic" style:parent-style-name="standard">
      <style:graphic-properties draw:stroke="solid" svg:stroke-width="0.106cm" svg:stroke-color="#f47920" draw:marker-end="msArrowOpenEnd_20_5_20_106" draw:marker-end-width="0.371cm" draw:marker-end-center="false" draw:stroke-linejoin="round" svg:stroke-linecap="butt" draw:fill="none" draw:fill-color="#00cc99" draw:textarea-vertical-align="top" draw:auto-grow-height="false" fo:min-height="0.52cm" fo:min-width="1.748cm" fo:padding-top="0.125cm" fo:padding-bottom="0.125cm" fo:padding-left="0.25cm" fo:padding-right="0.25cm" fo:wrap-option="wrap"/>
    </style:style>
    <style:style style:name="gr38" style:family="graphic" style:parent-style-name="standard">
      <style:graphic-properties draw:stroke="solid" svg:stroke-width="0.106cm" svg:stroke-color="#f47920" draw:marker-end="msArrowOpenEnd_20_5_20_106" draw:marker-end-width="0.371cm" draw:marker-end-center="false" draw:stroke-linejoin="round" svg:stroke-linecap="butt" draw:fill="none" draw:fill-color="#00cc99" draw:textarea-vertical-align="top" draw:auto-grow-height="false" fo:min-height="1.15cm" fo:min-width="1.25cm" fo:padding-top="0.125cm" fo:padding-bottom="0.125cm" fo:padding-left="0.25cm" fo:padding-right="0.25cm" fo:wrap-option="wrap"/>
    </style:style>
    <style:style style:name="P1"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P2" style:family="paragraph">
      <loext:graphic-properties draw:fill="solid" draw:fill-color="#ffffff"/>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color="#1c1c1c" style:font-name="Roboto" fo:font-size="24pt" style:font-size-asian="20pt" style:font-size-complex="20pt" fo:hyphenate="false"/>
    </style:style>
    <style:style style:name="P3" style:family="paragraph">
      <loext:graphic-properties draw:fill="solid" draw:fill-color="#ffffff"/>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color="#1c1c1c" style:font-name="Roboto" fo:font-size="24pt" fo:hyphenate="false"/>
    </style:style>
    <style:style style:name="P4" style:family="paragraph">
      <loext:graphic-properties draw:fill="solid" draw:fill-color="#00cc99"/>
      <style:paragraph-properties fo:text-align="start"/>
      <style:text-properties style:font-name="Roboto" fo:font-size="24pt"/>
    </style:style>
    <style:style style:name="P5" style:family="paragraph">
      <style:paragraph-properties fo:margin-top="0.494cm" fo:margin-bottom="0cm" fo:line-height="100%" fo:text-align="center" style:punctuation-wrap="simple" style:writing-mode="lr-tb"/>
    </style:style>
    <style:style style:name="P6" style:family="paragraph">
      <loext:graphic-properties draw:fill="solid" draw:fill-color="#999999"/>
      <style:paragraph-properties fo:margin-top="0.494cm" fo:margin-bottom="0cm" fo:line-height="100%" fo:text-align="center" style:punctuation-wrap="simple" style:writing-mode="lr-tb" style:font-independent-line-spacing="true"/>
      <style:text-properties fo:color="#000000" style:font-name="Roboto" fo:font-size="24pt"/>
    </style:style>
    <style:style style:name="P7" style:family="paragraph">
      <loext:graphic-properties draw:fill="none" draw:fill-color="#ffffff"/>
      <style:paragraph-properties fo:text-align="start" style:font-independent-line-spacing="true"/>
      <style:text-properties style:font-name="Roboto" fo:font-size="28pt"/>
    </style:style>
    <style:style style:name="P8" style:family="paragraph">
      <style:paragraph-properties fo:margin-top="0cm" fo:margin-bottom="0cm" fo:line-height="100%" fo:text-align="center" style:punctuation-wrap="simple" style:writing-mode="lr-tb"/>
    </style:style>
    <style:style style:name="P9" style:family="paragraph">
      <loext:graphic-properties draw:fill="none"/>
      <style:paragraph-properties fo:margin-top="0cm" fo:margin-bottom="0cm" fo:line-height="100%" fo:text-align="center" style:punctuation-wrap="simple" style:writing-mode="lr-tb" style:font-independent-line-spacing="true"/>
      <style:text-properties fo:color="#1c1c1c" style:font-name="Roboto" fo:font-size="22pt" style:font-size-asian="22pt" style:font-size-complex="22pt"/>
    </style:style>
    <style:style style:name="P10" style:family="paragraph">
      <loext:graphic-properties draw:fill="none"/>
      <style:paragraph-properties fo:margin-top="0cm" fo:margin-bottom="0cm" fo:line-height="100%" fo:text-align="center" style:punctuation-wrap="simple" style:writing-mode="lr-tb" style:font-independent-line-spacing="true"/>
      <style:text-properties fo:color="#1c1c1c" style:font-name="Roboto" fo:font-size="28pt"/>
    </style:style>
    <style:style style:name="P11" style:family="paragraph">
      <loext:graphic-properties draw:fill="solid" draw:fill-color="#00cc99"/>
      <style:paragraph-properties fo:text-align="start"/>
      <style:text-properties style:font-name="Roboto" fo:font-size="18pt"/>
    </style:style>
    <style:style style:name="P12" style:family="paragraph">
      <loext:graphic-properties draw:fill="none"/>
      <style:paragraph-properties fo:text-align="start" style:font-independent-line-spacing="true"/>
      <style:text-properties style:font-name="Roboto" fo:font-size="28pt"/>
    </style:style>
    <style:style style:name="P13" style:family="paragraph">
      <style:paragraph-properties fo:margin-top="0cm" fo:margin-bottom="0cm" fo:line-height="100%" fo:text-align="start" style:punctuation-wrap="simple" style:writing-mode="lr-tb"/>
    </style:style>
    <style:style style:name="P14" style:family="paragraph">
      <loext:graphic-properties draw:fill="none"/>
      <style:paragraph-properties fo:margin-top="0cm" fo:margin-bottom="0cm" fo:line-height="100%" fo:text-align="start" style:punctuation-wrap="simple" style:writing-mode="lr-tb" style:font-independent-line-spacing="true"/>
      <style:text-properties fo:color="#f47920" style:font-name="Roboto" fo:font-size="28pt"/>
    </style:style>
    <style:style style:name="P15" style:family="paragraph">
      <loext:graphic-properties draw:fill="none"/>
      <style:paragraph-properties fo:margin-top="0cm" fo:margin-bottom="0cm" fo:line-height="100%" fo:text-align="start" style:punctuation-wrap="simple" style:writing-mode="lr-tb" style:font-independent-line-spacing="true"/>
      <style:text-properties fo:color="#808080" style:font-name="Roboto" fo:font-size="28pt"/>
    </style:style>
    <style:style style:name="P16"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color="#1c1c1c" style:font-name="Roboto" fo:font-size="22pt" fo:hyphenate="false"/>
    </style:style>
    <style:style style:name="P17" style:family="paragraph">
      <loext:graphic-properties draw:fill="none" draw:fill-color="#2929ff"/>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color="#1c1c1c" style:font-name="Roboto" fo:font-size="22pt" fo:hyphenate="false"/>
    </style:style>
    <style:style style:name="P18" style:family="paragraph">
      <loext:graphic-properties draw:fill="none" draw:fill-color="#00cc99"/>
      <style:paragraph-properties fo:text-align="start"/>
      <style:text-properties style:font-name="Roboto" fo:font-size="22pt"/>
    </style:style>
    <style:style style:name="T1" style:family="text">
      <style:text-properties fo:font-variant="normal" fo:text-transform="none" fo:color="#1c1c1c" style:text-line-through-style="none" style:text-line-through-type="none" style:text-position="0% 100%" style:font-name="Roboto" fo:font-size="24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 style:family="text">
      <style:text-properties fo:font-variant="normal" fo:text-transform="none" fo:color="#1c1c1c" style:text-line-through-style="none" style:text-line-through-type="none" style:text-position="0% 100%" style:font-name="Roboto" fo:font-size="24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Roboto" fo:font-size="24pt" fo:letter-spacing="normal" fo:font-style="normal" style:text-underline-style="none" fo:font-weight="normal" style:font-name-asian="Verdana1" style:font-size-asian="28pt" style:font-style-asian="normal" style:font-weight-asian="normal" style:font-name-complex="Verdana" style:font-size-complex="28pt" style:font-style-complex="normal" style:font-weight-complex="normal"/>
    </style:style>
    <style:style style:name="T4" style:family="text">
      <style:text-properties fo:font-variant="normal" fo:text-transform="none" fo:color="#1c1c1c" style:text-line-through-style="none" style:text-line-through-type="none" style:text-position="0% 100%" style:font-name="Roboto" fo:font-size="22pt" fo:letter-spacing="normal" fo:font-style="normal" style:text-underline-style="none" fo:font-weight="normal" style:font-name-asian="Verdana1" style:font-size-asian="22pt" style:font-style-asian="normal" style:font-weight-asian="normal" style:font-name-complex="Verdana" style:font-size-complex="22pt" style:font-style-complex="normal" style:font-weight-complex="normal"/>
    </style:style>
    <style:style style:name="T5" style:family="text">
      <style:text-properties fo:font-variant="normal" fo:text-transform="none" fo:color="#1c1c1c" style:text-line-through-style="none" style:text-line-through-type="none" style:text-position="0% 100%" style:font-name="Roboto" fo:font-size="22pt" fo:letter-spacing="normal" fo:font-style="italic" style:text-underline-style="none" fo:font-weight="normal" style:font-name-asian="Verdana1" style:font-size-asian="22pt" style:font-style-asian="italic" style:font-weight-asian="normal" style:font-name-complex="Verdana" style:font-size-complex="22pt" style:font-style-complex="italic" style:font-weight-complex="normal"/>
    </style:style>
    <style:style style:name="T6" style:family="text">
      <style:text-properties fo:font-variant="normal" fo:text-transform="none" fo:color="#1c1c1c" style:text-line-through-style="none" style:text-line-through-type="none" style:text-position="0% 100%" style:font-name="Roboto" fo:font-size="24pt" fo:letter-spacing="normal" fo:font-style="normal" style:text-underline-style="none" fo:font-weight="normal" style:font-name-asian="Verdana1" style:font-size-asian="24pt" style:font-style-asian="normal" style:font-weight-asian="normal" style:font-name-complex="Verdana" style:font-size-complex="24pt" style:font-style-complex="normal" style:font-weight-complex="normal"/>
    </style:style>
    <style:style style:name="T7" style:family="text">
      <style:text-properties fo:font-variant="normal" fo:text-transform="none" fo:color="#f47920" style:text-line-through-style="none" style:text-line-through-type="none" style:text-position="0% 100%" style:font-name="Roboto"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8" style:family="text">
      <style:text-properties fo:font-variant="normal" fo:text-transform="none" fo:color="#1c1c1c" style:text-line-through-style="none" style:text-line-through-type="none" style:text-position="0% 100%" style:font-name="Roboto" fo:font-size="18pt" fo:letter-spacing="normal" fo:font-style="normal" style:text-underline-style="none" fo:font-weight="normal" style:font-name-asian="Verdana1" style:font-size-asian="18pt" style:font-style-asian="normal" style:font-weight-asian="normal" style:font-name-complex="Verdana" style:font-size-complex="18pt" style:font-style-complex="normal" style:font-weight-complex="normal"/>
    </style:style>
    <style:style style:name="T9" style:family="text">
      <style:text-properties fo:font-variant="normal" fo:text-transform="none" fo:color="#808080" style:text-line-through-style="none" style:text-line-through-type="none" style:text-position="0% 100%" style:font-name="Roboto"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0" style:family="text">
      <style:text-properties fo:font-variant="normal" fo:text-transform="none" style:text-line-through-style="none" style:text-line-through-type="none" style:text-position="0% 100%"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66ff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name="Rectangle 7" draw:style-name="gr1" draw:text-style-name="P2" draw:layer="layout" svg:width="5.186cm" svg:height="2.245cm" svg:x="8.128cm" svg:y="3.067cm">
          <text:p text:style-name="P1"><text:span text:style-name="T1">Acceptanc</text:span><text:span text:style-name="T1">e test fai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9" draw:style-name="gr2" draw:text-style-name="P2" draw:layer="layout" svg:width="3.709cm" svg:height="2.762cm" svg:x="1.436cm" svg:y="2.809cm">
          <text:p text:style-name="P1"><text:span text:style-name="T1">U</text:span><text:span text:style-name="T1">s</text:span><text:span text:style-name="T1">e</text:span><text:span text:style-name="T1">r</text:span><text:span text:style-name="T1"> </text:span><text:span text:style-name="T1">s</text:span><text:span text:style-name="T1">t</text:span><text:span text:style-name="T1">o</text:span><text:span text:style-name="T1">r</text:span><text:span text:style-name="T1">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0" draw:style-name="gr3" draw:text-style-name="P3" draw:layer="layout" svg:width="3.709cm" svg:height="2.505cm" svg:x="16.297cm" svg:y="2.937cm">
          <text:p text:style-name="P1"><text:span text:style-name="T2">TDD tes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11" draw:style-name="gr4" draw:text-style-name="P3" draw:layer="layout" svg:width="7.675cm" svg:height="2.705cm" svg:x="17.356cm" svg:y="6.924cm">
          <text:p text:style-name="P1"><text:span text:style-name="T2">Add functionality</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4" draw:style-name="gr5" draw:text-style-name="P3" draw:layer="layout" svg:width="5.532cm" svg:height="2.376cm" svg:x="7.862cm" svg:y="14.931cm">
          <text:p text:style-name="P1"><text:span text:style-name="T2">Acceptance test pa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6" draw:style-name="gr6" draw:text-style-name="P4" draw:layer="layout" svg:width="2.981cm" svg:height="0.001cm" svg:x="5.146cm" svg:y="4.19cm">
          <text:p/>
          <draw:enhanced-geometry draw:mirror-horizontal="false" draw:mirror-vertical="false" svg:viewBox="0 0 21600 21600" draw:type="mso-spt32" draw:enhanced-path="M 0 0 L 21600 21600 N"/>
        </draw:custom-shape>
        <draw:custom-shape draw:name="Straight Arrow Connector 17" draw:style-name="gr6" draw:text-style-name="P4" draw:layer="layout" svg:width="2.981cm" svg:height="0.001cm" svg:x="13.315cm" svg:y="4.19cm">
          <text:p/>
          <draw:enhanced-geometry draw:mirror-horizontal="false" draw:mirror-vertical="false" svg:viewBox="0 0 21600 21600" draw:type="mso-spt32" draw:enhanced-path="M 0 0 L 21600 21600 N"/>
        </draw:custom-shape>
        <draw:custom-shape draw:name="Straight Arrow Connector 20" draw:style-name="gr7" draw:text-style-name="P4" draw:layer="layout" svg:width="2.194cm" svg:height="2.06cm" svg:x="18.999cm" svg:y="9.63cm">
          <text:p/>
          <draw:enhanced-geometry draw:mirror-horizontal="true" draw:mirror-vertical="false" svg:viewBox="0 0 21600 21600" draw:type="mso-spt32" draw:enhanced-path="M 0 0 L 21600 21600 N"/>
        </draw:custom-shape>
        <draw:custom-shape draw:name="Curved Connector 22" draw:style-name="gr8" draw:text-style-name="P4" draw:layer="layout" svg:width="1.185cm" svg:height="2.734cm" svg:x="20.007cm" svg:y="4.19cm">
          <text:p/>
          <draw:enhanced-geometry draw:mirror-horizontal="false" draw:mirror-vertical="false" svg:viewBox="0 0 0 0" draw:text-areas="0 0 ?f0 ?f1"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Curved Connector 26" draw:style-name="gr9" draw:text-style-name="P4" draw:layer="layout" svg:width="7.563cm" svg:height="1.212cm" draw:transform="rotate (-1.5707963267949) translate (18.152cm 5.439cm)">
          <text:p/>
          <draw:enhanced-geometry draw:mirror-horizontal="true" draw:mirror-vertical="true" svg:viewBox="0 0 0 0" draw:text-areas="0 0 ?f14 ?f15" draw:type="ooxml-curvedConnector5" draw:modifiers="-8395 -151035 73934" draw:enhanced-path="M 0 0 C ?f3 0 ?f0 ?f9 ?f0 ?f8 ?f0 ?f10 ?f4 ?f7 ?f2 ?f7 ?f5 ?f7 ?f1 ?f12 ?f1 ?f11 ?f1 ?f13 ?f6 ?f15 ?f14 ?f15 F N">
            <draw:equation draw:name="f0" draw:formula="logwidth*$0 /100000"/>
            <draw:equation draw:name="f1" draw:formula="logwidth*$2 /100000"/>
            <draw:equation draw:name="f2" draw:formula="(?f0 +?f1 )/2"/>
            <draw:equation draw:name="f3" draw:formula="(0+?f0 )/2"/>
            <draw:equation draw:name="f4" draw:formula="(?f0 +?f2 )/2"/>
            <draw:equation draw:name="f5" draw:formula="(?f1 +?f2 )/2"/>
            <draw:equation draw:name="f6" draw:formula="(?f1 +logwidth)/2"/>
            <draw:equation draw:name="f7" draw:formula="logheight*$1 /100000"/>
            <draw:equation draw:name="f8" draw:formula="(0+?f7 )/2"/>
            <draw:equation draw:name="f9" draw:formula="(0+?f8 )/2"/>
            <draw:equation draw:name="f10" draw:formula="(?f8 +?f7 )/2"/>
            <draw:equation draw:name="f11" draw:formula="(logheight+?f7 )/2"/>
            <draw:equation draw:name="f12" draw:formula="(?f11 +?f7 )/2"/>
            <draw:equation draw:name="f13" draw:formula="(?f11 +logheight)/2"/>
            <draw:equation draw:name="f14" draw:formula="logwidth"/>
            <draw:equation draw:name="f15" draw:formula="logheight"/>
            <draw:handle draw:handle-position="?f0 ?f8" draw:handle-range-x-maximum="2147483647" draw:handle-range-x-minimum="-2147483647"/>
            <draw:handle draw:handle-position="?f2 ?f7" draw:handle-range-y-maximum="2147483647" draw:handle-range-y-minimum="-2147483647"/>
            <draw:handle draw:handle-position="?f1 ?f11" draw:handle-range-x-maximum="2147483647" draw:handle-range-x-minimum="-2147483647"/>
          </draw:enhanced-geometry>
        </draw:custom-shape>
        <draw:custom-shape draw:name="Curved Connector 41" draw:style-name="gr10" draw:text-style-name="P4" draw:layer="layout" svg:width="4.449cm" svg:height="4.705cm" draw:transform="rotate (-3.14159265358979) translate (7.862cm 16.119cm)">
          <text:p/>
          <draw:enhanced-geometry draw:mirror-horizontal="false" draw:mirror-vertical="false" svg:viewBox="0 0 0 0" draw:text-areas="0 0 ?f0 ?f1"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Straight Arrow Connector 46" draw:style-name="gr11" draw:text-style-name="P4" draw:layer="layout" svg:width="0.001cm" svg:height="4.318cm" svg:x="3.291cm" svg:y="5.571cm">
          <text:p/>
          <draw:enhanced-geometry draw:mirror-horizontal="false" draw:mirror-vertical="true" svg:viewBox="0 0 21600 21600" draw:type="mso-spt32" draw:enhanced-path="M 0 0 L 21600 21600 N"/>
        </draw:custom-shape>
        <draw:custom-shape draw:name="Oval 31" draw:style-name="gr12" draw:text-style-name="P3" draw:layer="layout" svg:width="5.825cm" svg:height="1.541cm" svg:x="16.086cm" svg:y="11.691cm">
          <text:p text:style-name="P1"><text:span text:style-name="T2">Refacto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rved Connector 56" draw:style-name="gr13" draw:text-style-name="P4" draw:layer="layout" svg:width="2.885cm" svg:height="5.603cm" draw:transform="rotate (-1.5707963267949) translate (18.999cm 13.233cm)">
          <text:p/>
          <draw:enhanced-geometry draw:mirror-horizontal="false" draw:mirror-vertical="false" svg:viewBox="0 0 0 0" draw:text-areas="0 0 ?f0 ?f1"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Oval 61" draw:style-name="gr14" draw:text-style-name="P3" draw:layer="layout" svg:width="5.825cm" svg:height="1.541cm" svg:x="0.378cm" svg:y="9.89cm">
          <text:p text:style-name="P1"><text:span text:style-name="T2">Refacto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1028" draw:style-name="gr15" draw:text-style-name="P6" draw:layer="layout" svg:width="8.3cm" svg:height="3.299cm" svg:x="6.37cm" svg:y="7.314cm">
          <text:p text:style-name="P5"><text:span text:style-name="T3">Customer must approve acceptance test pass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
      <draw:page draw:name="page2" draw:style-name="dp1" draw:master-page-name="Default">
        <draw:custom-shape draw:name="Rectangle 14" draw:style-name="gr16" draw:text-style-name="P7" draw:layer="layout" svg:width="22.224cm" svg:height="14.168cm" svg:x="2.567cm" svg:y="2.3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7" draw:text-style-name="P9" draw:layer="layout" svg:width="5.205cm" svg:height="4.906cm" svg:x="-2.891cm" svg:y="4.536cm">
          <text:p text:style-name="P8"><text:span text:style-name="T4">Amount of system available and (</text:span><text:span text:style-name="T5">appears to</text:span><text:span text:style-name="T4">) work well</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8" draw:text-style-name="P10" draw:layer="layout" svg:width="2.751cm" svg:height="1.267cm" svg:x="11.876cm" svg:y="16.628cm">
          <text:p text:style-name="P8"><text:span text:style-name="T6">Time</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8" draw:style-name="gr19" draw:text-style-name="P11" draw:layer="layout" svg:x1="2.567cm" svg:y1="16.471cm" svg:x2="2.567cm" svg:y2="2.302cm">
          <text:p/>
        </draw:line>
        <draw:line draw:name="Straight Connector 10" draw:style-name="gr19" draw:text-style-name="P11" draw:layer="layout" svg:x1="2.567cm" svg:y1="16.471cm" svg:x2="24.792cm" svg:y2="16.471cm">
          <text:p/>
        </draw:line>
        <draw:custom-shape draw:name="Freeform 12" draw:style-name="gr20" draw:text-style-name="P12" draw:layer="layout" svg:width="21.638cm" svg:height="12.756cm" svg:x="2.601cm" svg:y="3.745cm">
          <text:p/>
          <draw:enhanced-geometry draw:mirror-horizontal="false" draw:mirror-vertical="false" svg:viewBox="0 0 0 0" drawooo:sub-view-size="7715702 4592361" draw:text-areas="0 0 ?f300 ?f301" draw:type="ooxml-non-primitive" draw:enhanced-path="M 0 4592361 L 803189 4493507 C 996778 4464675 1025611 4462616 1161535 4419367 1297459 4376118 1429265 4555291 1618735 4234015 1808205 3912739 2080054 3150740 2298357 2491713 2516660 1832686 2761735 689685 2928551 279853 3095367 -129980 3169508 30658 3299254 32718 3429000 34777 3534033 -37303 3707027 292210 3880021 621723 4133335 1595848 4337221 2009799 4541107 2423750 4695568 2619399 4930346 2775918 5165125 2932437 5515233 3047767 5745892 2948913 5976551 2850059 6122930 2537021 6314302 2182794 6505674 1828567 6669890 1078683 6894126 823550 7118362 568417 7532734 659992 7659716 651994 7789768 643803 7651937 746825 7656017 647971 N">
            <draw:equation draw:name="f0" draw:formula="0*logwidth/7685902"/>
            <draw:equation draw:name="f1" draw:formula="4592361*logheight/4592361"/>
            <draw:equation draw:name="f2" draw:formula="803189*logwidth/7685902"/>
            <draw:equation draw:name="f3" draw:formula="4493507*logheight/4592361"/>
            <draw:equation draw:name="f4" draw:formula="1161535*logwidth/7685902"/>
            <draw:equation draw:name="f5" draw:formula="4419367*logheight/4592361"/>
            <draw:equation draw:name="f6" draw:formula="1618735*logwidth/7685902"/>
            <draw:equation draw:name="f7" draw:formula="4234015*logheight/4592361"/>
            <draw:equation draw:name="f8" draw:formula="2298357*logwidth/7685902"/>
            <draw:equation draw:name="f9" draw:formula="2491713*logheight/4592361"/>
            <draw:equation draw:name="f10" draw:formula="2928551*logwidth/7685902"/>
            <draw:equation draw:name="f11" draw:formula="279853*logheight/4592361"/>
            <draw:equation draw:name="f12" draw:formula="3299254*logwidth/7685902"/>
            <draw:equation draw:name="f13" draw:formula="32718*logheight/4592361"/>
            <draw:equation draw:name="f14" draw:formula="3707027*logwidth/7685902"/>
            <draw:equation draw:name="f15" draw:formula="292210*logheight/4592361"/>
            <draw:equation draw:name="f16" draw:formula="4337221*logwidth/7685902"/>
            <draw:equation draw:name="f17" draw:formula="2009799*logheight/4592361"/>
            <draw:equation draw:name="f18" draw:formula="4930346*logwidth/7685902"/>
            <draw:equation draw:name="f19" draw:formula="2775918*logheight/4592361"/>
            <draw:equation draw:name="f20" draw:formula="5745892*logwidth/7685902"/>
            <draw:equation draw:name="f21" draw:formula="2948913*logheight/4592361"/>
            <draw:equation draw:name="f22" draw:formula="6314302*logwidth/7685902"/>
            <draw:equation draw:name="f23" draw:formula="2182794*logheight/4592361"/>
            <draw:equation draw:name="f24" draw:formula="6796216*logwidth/7685902"/>
            <draw:equation draw:name="f25" draw:formula="1354891*logheight/4592361"/>
            <draw:equation draw:name="f26" draw:formula="7685902*logwidth/7685902"/>
            <draw:equation draw:name="f27" draw:formula="1157183*logheight/4592361"/>
            <draw:equation draw:name="f28" draw:formula="7685902*logwidth/7685902"/>
            <draw:equation draw:name="f29" draw:formula="1157183*logheight/4592361"/>
            <draw:equation draw:name="f30" draw:formula="0*logwidth/7685902"/>
            <draw:equation draw:name="f31" draw:formula="4592361*logheight/4592361"/>
            <draw:equation draw:name="f32" draw:formula="803189*logwidth/7685902"/>
            <draw:equation draw:name="f33" draw:formula="4493507*logheight/4592361"/>
            <draw:equation draw:name="f34" draw:formula="1161535*logwidth/7685902"/>
            <draw:equation draw:name="f35" draw:formula="4419367*logheight/4592361"/>
            <draw:equation draw:name="f36" draw:formula="1618735*logwidth/7685902"/>
            <draw:equation draw:name="f37" draw:formula="4234015*logheight/4592361"/>
            <draw:equation draw:name="f38" draw:formula="2298357*logwidth/7685902"/>
            <draw:equation draw:name="f39" draw:formula="2491713*logheight/4592361"/>
            <draw:equation draw:name="f40" draw:formula="2928551*logwidth/7685902"/>
            <draw:equation draw:name="f41" draw:formula="279853*logheight/4592361"/>
            <draw:equation draw:name="f42" draw:formula="3299254*logwidth/7685902"/>
            <draw:equation draw:name="f43" draw:formula="32718*logheight/4592361"/>
            <draw:equation draw:name="f44" draw:formula="3707027*logwidth/7685902"/>
            <draw:equation draw:name="f45" draw:formula="292210*logheight/4592361"/>
            <draw:equation draw:name="f46" draw:formula="4337221*logwidth/7685902"/>
            <draw:equation draw:name="f47" draw:formula="2009799*logheight/4592361"/>
            <draw:equation draw:name="f48" draw:formula="4930346*logwidth/7685902"/>
            <draw:equation draw:name="f49" draw:formula="2775918*logheight/4592361"/>
            <draw:equation draw:name="f50" draw:formula="5745892*logwidth/7685902"/>
            <draw:equation draw:name="f51" draw:formula="2948913*logheight/4592361"/>
            <draw:equation draw:name="f52" draw:formula="6314302*logwidth/7685902"/>
            <draw:equation draw:name="f53" draw:formula="2182794*logheight/4592361"/>
            <draw:equation draw:name="f54" draw:formula="6894126*logwidth/7685902"/>
            <draw:equation draw:name="f55" draw:formula="823550*logheight/4592361"/>
            <draw:equation draw:name="f56" draw:formula="7685902*logwidth/7685902"/>
            <draw:equation draw:name="f57" draw:formula="1157183*logheight/4592361"/>
            <draw:equation draw:name="f58" draw:formula="7685902*logwidth/7685902"/>
            <draw:equation draw:name="f59" draw:formula="1157183*logheight/4592361"/>
            <draw:equation draw:name="f60" draw:formula="0*logwidth/7685902"/>
            <draw:equation draw:name="f61" draw:formula="4592361*logheight/4592361"/>
            <draw:equation draw:name="f62" draw:formula="803189*logwidth/7685902"/>
            <draw:equation draw:name="f63" draw:formula="4493507*logheight/4592361"/>
            <draw:equation draw:name="f64" draw:formula="1161535*logwidth/7685902"/>
            <draw:equation draw:name="f65" draw:formula="4419367*logheight/4592361"/>
            <draw:equation draw:name="f66" draw:formula="1618735*logwidth/7685902"/>
            <draw:equation draw:name="f67" draw:formula="4234015*logheight/4592361"/>
            <draw:equation draw:name="f68" draw:formula="2298357*logwidth/7685902"/>
            <draw:equation draw:name="f69" draw:formula="2491713*logheight/4592361"/>
            <draw:equation draw:name="f70" draw:formula="2928551*logwidth/7685902"/>
            <draw:equation draw:name="f71" draw:formula="279853*logheight/4592361"/>
            <draw:equation draw:name="f72" draw:formula="3299254*logwidth/7685902"/>
            <draw:equation draw:name="f73" draw:formula="32718*logheight/4592361"/>
            <draw:equation draw:name="f74" draw:formula="3707027*logwidth/7685902"/>
            <draw:equation draw:name="f75" draw:formula="292210*logheight/4592361"/>
            <draw:equation draw:name="f76" draw:formula="4337221*logwidth/7685902"/>
            <draw:equation draw:name="f77" draw:formula="2009799*logheight/4592361"/>
            <draw:equation draw:name="f78" draw:formula="4930346*logwidth/7685902"/>
            <draw:equation draw:name="f79" draw:formula="2775918*logheight/4592361"/>
            <draw:equation draw:name="f80" draw:formula="5745892*logwidth/7685902"/>
            <draw:equation draw:name="f81" draw:formula="2948913*logheight/4592361"/>
            <draw:equation draw:name="f82" draw:formula="6314302*logwidth/7685902"/>
            <draw:equation draw:name="f83" draw:formula="2182794*logheight/4592361"/>
            <draw:equation draw:name="f84" draw:formula="6894126*logwidth/7685902"/>
            <draw:equation draw:name="f85" draw:formula="823550*logheight/4592361"/>
            <draw:equation draw:name="f86" draw:formula="7685902*logwidth/7685902"/>
            <draw:equation draw:name="f87" draw:formula="1157183*logheight/4592361"/>
            <draw:equation draw:name="f88" draw:formula="7685902*logwidth/7685902"/>
            <draw:equation draw:name="f89" draw:formula="1157183*logheight/4592361"/>
            <draw:equation draw:name="f90" draw:formula="0*logwidth/7747822"/>
            <draw:equation draw:name="f91" draw:formula="4592361*logheight/4592361"/>
            <draw:equation draw:name="f92" draw:formula="803189*logwidth/7747822"/>
            <draw:equation draw:name="f93" draw:formula="4493507*logheight/4592361"/>
            <draw:equation draw:name="f94" draw:formula="1161535*logwidth/7747822"/>
            <draw:equation draw:name="f95" draw:formula="4419367*logheight/4592361"/>
            <draw:equation draw:name="f96" draw:formula="1618735*logwidth/7747822"/>
            <draw:equation draw:name="f97" draw:formula="4234015*logheight/4592361"/>
            <draw:equation draw:name="f98" draw:formula="2298357*logwidth/7747822"/>
            <draw:equation draw:name="f99" draw:formula="2491713*logheight/4592361"/>
            <draw:equation draw:name="f100" draw:formula="2928551*logwidth/7747822"/>
            <draw:equation draw:name="f101" draw:formula="279853*logheight/4592361"/>
            <draw:equation draw:name="f102" draw:formula="3299254*logwidth/7747822"/>
            <draw:equation draw:name="f103" draw:formula="32718*logheight/4592361"/>
            <draw:equation draw:name="f104" draw:formula="3707027*logwidth/7747822"/>
            <draw:equation draw:name="f105" draw:formula="292210*logheight/4592361"/>
            <draw:equation draw:name="f106" draw:formula="4337221*logwidth/7747822"/>
            <draw:equation draw:name="f107" draw:formula="2009799*logheight/4592361"/>
            <draw:equation draw:name="f108" draw:formula="4930346*logwidth/7747822"/>
            <draw:equation draw:name="f109" draw:formula="2775918*logheight/4592361"/>
            <draw:equation draw:name="f110" draw:formula="5745892*logwidth/7747822"/>
            <draw:equation draw:name="f111" draw:formula="2948913*logheight/4592361"/>
            <draw:equation draw:name="f112" draw:formula="6314302*logwidth/7747822"/>
            <draw:equation draw:name="f113" draw:formula="2182794*logheight/4592361"/>
            <draw:equation draw:name="f114" draw:formula="6894126*logwidth/7747822"/>
            <draw:equation draw:name="f115" draw:formula="823550*logheight/4592361"/>
            <draw:equation draw:name="f116" draw:formula="7685902*logwidth/7747822"/>
            <draw:equation draw:name="f117" draw:formula="1157183*logheight/4592361"/>
            <draw:equation draw:name="f118" draw:formula="7698141*logwidth/7747822"/>
            <draw:equation draw:name="f119" draw:formula="860621*logheight/4592361"/>
            <draw:equation draw:name="f120" draw:formula="0*logwidth/7723432"/>
            <draw:equation draw:name="f121" draw:formula="4592361*logheight/4592361"/>
            <draw:equation draw:name="f122" draw:formula="803189*logwidth/7723432"/>
            <draw:equation draw:name="f123" draw:formula="4493507*logheight/4592361"/>
            <draw:equation draw:name="f124" draw:formula="1161535*logwidth/7723432"/>
            <draw:equation draw:name="f125" draw:formula="4419367*logheight/4592361"/>
            <draw:equation draw:name="f126" draw:formula="1618735*logwidth/7723432"/>
            <draw:equation draw:name="f127" draw:formula="4234015*logheight/4592361"/>
            <draw:equation draw:name="f128" draw:formula="2298357*logwidth/7723432"/>
            <draw:equation draw:name="f129" draw:formula="2491713*logheight/4592361"/>
            <draw:equation draw:name="f130" draw:formula="2928551*logwidth/7723432"/>
            <draw:equation draw:name="f131" draw:formula="279853*logheight/4592361"/>
            <draw:equation draw:name="f132" draw:formula="3299254*logwidth/7723432"/>
            <draw:equation draw:name="f133" draw:formula="32718*logheight/4592361"/>
            <draw:equation draw:name="f134" draw:formula="3707027*logwidth/7723432"/>
            <draw:equation draw:name="f135" draw:formula="292210*logheight/4592361"/>
            <draw:equation draw:name="f136" draw:formula="4337221*logwidth/7723432"/>
            <draw:equation draw:name="f137" draw:formula="2009799*logheight/4592361"/>
            <draw:equation draw:name="f138" draw:formula="4930346*logwidth/7723432"/>
            <draw:equation draw:name="f139" draw:formula="2775918*logheight/4592361"/>
            <draw:equation draw:name="f140" draw:formula="5745892*logwidth/7723432"/>
            <draw:equation draw:name="f141" draw:formula="2948913*logheight/4592361"/>
            <draw:equation draw:name="f142" draw:formula="6314302*logwidth/7723432"/>
            <draw:equation draw:name="f143" draw:formula="2182794*logheight/4592361"/>
            <draw:equation draw:name="f144" draw:formula="6894126*logwidth/7723432"/>
            <draw:equation draw:name="f145" draw:formula="823550*logheight/4592361"/>
            <draw:equation draw:name="f146" draw:formula="7649185*logwidth/7723432"/>
            <draw:equation draw:name="f147" draw:formula="737054*logheight/4592361"/>
            <draw:equation draw:name="f148" draw:formula="7698141*logwidth/7723432"/>
            <draw:equation draw:name="f149" draw:formula="860621*logheight/4592361"/>
            <draw:equation draw:name="f150" draw:formula="0*logwidth/7701384"/>
            <draw:equation draw:name="f151" draw:formula="4592361*logheight/4592361"/>
            <draw:equation draw:name="f152" draw:formula="803189*logwidth/7701384"/>
            <draw:equation draw:name="f153" draw:formula="4493507*logheight/4592361"/>
            <draw:equation draw:name="f154" draw:formula="1161535*logwidth/7701384"/>
            <draw:equation draw:name="f155" draw:formula="4419367*logheight/4592361"/>
            <draw:equation draw:name="f156" draw:formula="1618735*logwidth/7701384"/>
            <draw:equation draw:name="f157" draw:formula="4234015*logheight/4592361"/>
            <draw:equation draw:name="f158" draw:formula="2298357*logwidth/7701384"/>
            <draw:equation draw:name="f159" draw:formula="2491713*logheight/4592361"/>
            <draw:equation draw:name="f160" draw:formula="2928551*logwidth/7701384"/>
            <draw:equation draw:name="f161" draw:formula="279853*logheight/4592361"/>
            <draw:equation draw:name="f162" draw:formula="3299254*logwidth/7701384"/>
            <draw:equation draw:name="f163" draw:formula="32718*logheight/4592361"/>
            <draw:equation draw:name="f164" draw:formula="3707027*logwidth/7701384"/>
            <draw:equation draw:name="f165" draw:formula="292210*logheight/4592361"/>
            <draw:equation draw:name="f166" draw:formula="4337221*logwidth/7701384"/>
            <draw:equation draw:name="f167" draw:formula="2009799*logheight/4592361"/>
            <draw:equation draw:name="f168" draw:formula="4930346*logwidth/7701384"/>
            <draw:equation draw:name="f169" draw:formula="2775918*logheight/4592361"/>
            <draw:equation draw:name="f170" draw:formula="5745892*logwidth/7701384"/>
            <draw:equation draw:name="f171" draw:formula="2948913*logheight/4592361"/>
            <draw:equation draw:name="f172" draw:formula="6314302*logwidth/7701384"/>
            <draw:equation draw:name="f173" draw:formula="2182794*logheight/4592361"/>
            <draw:equation draw:name="f174" draw:formula="6894126*logwidth/7701384"/>
            <draw:equation draw:name="f175" draw:formula="823550*logheight/4592361"/>
            <draw:equation draw:name="f176" draw:formula="7649185*logwidth/7701384"/>
            <draw:equation draw:name="f177" draw:formula="737054*logheight/4592361"/>
            <draw:equation draw:name="f178" draw:formula="7640220*logwidth/7701384"/>
            <draw:equation draw:name="f179" draw:formula="711766*logheight/4592361"/>
            <draw:equation draw:name="f180" draw:formula="0*logwidth/7704733"/>
            <draw:equation draw:name="f181" draw:formula="4592361*logheight/4592361"/>
            <draw:equation draw:name="f182" draw:formula="803189*logwidth/7704733"/>
            <draw:equation draw:name="f183" draw:formula="4493507*logheight/4592361"/>
            <draw:equation draw:name="f184" draw:formula="1161535*logwidth/7704733"/>
            <draw:equation draw:name="f185" draw:formula="4419367*logheight/4592361"/>
            <draw:equation draw:name="f186" draw:formula="1618735*logwidth/7704733"/>
            <draw:equation draw:name="f187" draw:formula="4234015*logheight/4592361"/>
            <draw:equation draw:name="f188" draw:formula="2298357*logwidth/7704733"/>
            <draw:equation draw:name="f189" draw:formula="2491713*logheight/4592361"/>
            <draw:equation draw:name="f190" draw:formula="2928551*logwidth/7704733"/>
            <draw:equation draw:name="f191" draw:formula="279853*logheight/4592361"/>
            <draw:equation draw:name="f192" draw:formula="3299254*logwidth/7704733"/>
            <draw:equation draw:name="f193" draw:formula="32718*logheight/4592361"/>
            <draw:equation draw:name="f194" draw:formula="3707027*logwidth/7704733"/>
            <draw:equation draw:name="f195" draw:formula="292210*logheight/4592361"/>
            <draw:equation draw:name="f196" draw:formula="4337221*logwidth/7704733"/>
            <draw:equation draw:name="f197" draw:formula="2009799*logheight/4592361"/>
            <draw:equation draw:name="f198" draw:formula="4930346*logwidth/7704733"/>
            <draw:equation draw:name="f199" draw:formula="2775918*logheight/4592361"/>
            <draw:equation draw:name="f200" draw:formula="5745892*logwidth/7704733"/>
            <draw:equation draw:name="f201" draw:formula="2948913*logheight/4592361"/>
            <draw:equation draw:name="f202" draw:formula="6314302*logwidth/7704733"/>
            <draw:equation draw:name="f203" draw:formula="2182794*logheight/4592361"/>
            <draw:equation draw:name="f204" draw:formula="6894126*logwidth/7704733"/>
            <draw:equation draw:name="f205" draw:formula="823550*logheight/4592361"/>
            <draw:equation draw:name="f206" draw:formula="7649185*logwidth/7704733"/>
            <draw:equation draw:name="f207" draw:formula="737054*logheight/4592361"/>
            <draw:equation draw:name="f208" draw:formula="7650751*logwidth/7704733"/>
            <draw:equation draw:name="f209" draw:formula="738348*logheight/4592361"/>
            <draw:equation draw:name="f210" draw:formula="0*logwidth/7706503"/>
            <draw:equation draw:name="f211" draw:formula="4592361*logheight/4592361"/>
            <draw:equation draw:name="f212" draw:formula="803189*logwidth/7706503"/>
            <draw:equation draw:name="f213" draw:formula="4493507*logheight/4592361"/>
            <draw:equation draw:name="f214" draw:formula="1161535*logwidth/7706503"/>
            <draw:equation draw:name="f215" draw:formula="4419367*logheight/4592361"/>
            <draw:equation draw:name="f216" draw:formula="1618735*logwidth/7706503"/>
            <draw:equation draw:name="f217" draw:formula="4234015*logheight/4592361"/>
            <draw:equation draw:name="f218" draw:formula="2298357*logwidth/7706503"/>
            <draw:equation draw:name="f219" draw:formula="2491713*logheight/4592361"/>
            <draw:equation draw:name="f220" draw:formula="2928551*logwidth/7706503"/>
            <draw:equation draw:name="f221" draw:formula="279853*logheight/4592361"/>
            <draw:equation draw:name="f222" draw:formula="3299254*logwidth/7706503"/>
            <draw:equation draw:name="f223" draw:formula="32718*logheight/4592361"/>
            <draw:equation draw:name="f224" draw:formula="3707027*logwidth/7706503"/>
            <draw:equation draw:name="f225" draw:formula="292210*logheight/4592361"/>
            <draw:equation draw:name="f226" draw:formula="4337221*logwidth/7706503"/>
            <draw:equation draw:name="f227" draw:formula="2009799*logheight/4592361"/>
            <draw:equation draw:name="f228" draw:formula="4930346*logwidth/7706503"/>
            <draw:equation draw:name="f229" draw:formula="2775918*logheight/4592361"/>
            <draw:equation draw:name="f230" draw:formula="5745892*logwidth/7706503"/>
            <draw:equation draw:name="f231" draw:formula="2948913*logheight/4592361"/>
            <draw:equation draw:name="f232" draw:formula="6314302*logwidth/7706503"/>
            <draw:equation draw:name="f233" draw:formula="2182794*logheight/4592361"/>
            <draw:equation draw:name="f234" draw:formula="6894126*logwidth/7706503"/>
            <draw:equation draw:name="f235" draw:formula="823550*logheight/4592361"/>
            <draw:equation draw:name="f236" draw:formula="7649185*logwidth/7706503"/>
            <draw:equation draw:name="f237" draw:formula="737054*logheight/4592361"/>
            <draw:equation draw:name="f238" draw:formula="7656017*logwidth/7706503"/>
            <draw:equation draw:name="f239" draw:formula="647971*logheight/4592361"/>
            <draw:equation draw:name="f240" draw:formula="0*logwidth/7714338"/>
            <draw:equation draw:name="f241" draw:formula="4592361*logheight/4592361"/>
            <draw:equation draw:name="f242" draw:formula="803189*logwidth/7714338"/>
            <draw:equation draw:name="f243" draw:formula="4493507*logheight/4592361"/>
            <draw:equation draw:name="f244" draw:formula="1161535*logwidth/7714338"/>
            <draw:equation draw:name="f245" draw:formula="4419367*logheight/4592361"/>
            <draw:equation draw:name="f246" draw:formula="1618735*logwidth/7714338"/>
            <draw:equation draw:name="f247" draw:formula="4234015*logheight/4592361"/>
            <draw:equation draw:name="f248" draw:formula="2298357*logwidth/7714338"/>
            <draw:equation draw:name="f249" draw:formula="2491713*logheight/4592361"/>
            <draw:equation draw:name="f250" draw:formula="2928551*logwidth/7714338"/>
            <draw:equation draw:name="f251" draw:formula="279853*logheight/4592361"/>
            <draw:equation draw:name="f252" draw:formula="3299254*logwidth/7714338"/>
            <draw:equation draw:name="f253" draw:formula="32718*logheight/4592361"/>
            <draw:equation draw:name="f254" draw:formula="3707027*logwidth/7714338"/>
            <draw:equation draw:name="f255" draw:formula="292210*logheight/4592361"/>
            <draw:equation draw:name="f256" draw:formula="4337221*logwidth/7714338"/>
            <draw:equation draw:name="f257" draw:formula="2009799*logheight/4592361"/>
            <draw:equation draw:name="f258" draw:formula="4930346*logwidth/7714338"/>
            <draw:equation draw:name="f259" draw:formula="2775918*logheight/4592361"/>
            <draw:equation draw:name="f260" draw:formula="5745892*logwidth/7714338"/>
            <draw:equation draw:name="f261" draw:formula="2948913*logheight/4592361"/>
            <draw:equation draw:name="f262" draw:formula="6314302*logwidth/7714338"/>
            <draw:equation draw:name="f263" draw:formula="2182794*logheight/4592361"/>
            <draw:equation draw:name="f264" draw:formula="6894126*logwidth/7714338"/>
            <draw:equation draw:name="f265" draw:formula="823550*logheight/4592361"/>
            <draw:equation draw:name="f266" draw:formula="7659716*logwidth/7714338"/>
            <draw:equation draw:name="f267" draw:formula="651994*logheight/4592361"/>
            <draw:equation draw:name="f268" draw:formula="7656017*logwidth/7714338"/>
            <draw:equation draw:name="f269" draw:formula="647971*logheight/4592361"/>
            <draw:equation draw:name="f270" draw:formula="0*logwidth/7715702"/>
            <draw:equation draw:name="f271" draw:formula="4592361*logheight/4592361"/>
            <draw:equation draw:name="f272" draw:formula="803189*logwidth/7715702"/>
            <draw:equation draw:name="f273" draw:formula="4493507*logheight/4592361"/>
            <draw:equation draw:name="f274" draw:formula="1161535*logwidth/7715702"/>
            <draw:equation draw:name="f275" draw:formula="4419367*logheight/4592361"/>
            <draw:equation draw:name="f276" draw:formula="1618735*logwidth/7715702"/>
            <draw:equation draw:name="f277" draw:formula="4234015*logheight/4592361"/>
            <draw:equation draw:name="f278" draw:formula="2298357*logwidth/7715702"/>
            <draw:equation draw:name="f279" draw:formula="2491713*logheight/4592361"/>
            <draw:equation draw:name="f280" draw:formula="2928551*logwidth/7715702"/>
            <draw:equation draw:name="f281" draw:formula="279853*logheight/4592361"/>
            <draw:equation draw:name="f282" draw:formula="3299254*logwidth/7715702"/>
            <draw:equation draw:name="f283" draw:formula="32718*logheight/4592361"/>
            <draw:equation draw:name="f284" draw:formula="3707027*logwidth/7715702"/>
            <draw:equation draw:name="f285" draw:formula="292210*logheight/4592361"/>
            <draw:equation draw:name="f286" draw:formula="4337221*logwidth/7715702"/>
            <draw:equation draw:name="f287" draw:formula="2009799*logheight/4592361"/>
            <draw:equation draw:name="f288" draw:formula="4930346*logwidth/7715702"/>
            <draw:equation draw:name="f289" draw:formula="2775918*logheight/4592361"/>
            <draw:equation draw:name="f290" draw:formula="5745892*logwidth/7715702"/>
            <draw:equation draw:name="f291" draw:formula="2948913*logheight/4592361"/>
            <draw:equation draw:name="f292" draw:formula="6314302*logwidth/7715702"/>
            <draw:equation draw:name="f293" draw:formula="2182794*logheight/4592361"/>
            <draw:equation draw:name="f294" draw:formula="6894126*logwidth/7715702"/>
            <draw:equation draw:name="f295" draw:formula="823550*logheight/4592361"/>
            <draw:equation draw:name="f296" draw:formula="7659716*logwidth/7715702"/>
            <draw:equation draw:name="f297" draw:formula="651994*logheight/4592361"/>
            <draw:equation draw:name="f298" draw:formula="7656017*logwidth/7715702"/>
            <draw:equation draw:name="f299" draw:formula="647971*logheight/4592361"/>
            <draw:equation draw:name="f300" draw:formula="logwidth"/>
            <draw:equation draw:name="f301" draw:formula="logheight"/>
          </draw:enhanced-geometry>
        </draw:custom-shape>
        <draw:custom-shape draw:name="Freeform 15" draw:style-name="gr21" draw:text-style-name="P12" draw:layer="layout" svg:width="21.589cm" svg:height="12.366cm" svg:x="2.567cm" svg:y="4.135cm">
          <text:p/>
          <draw:enhanced-geometry draw:mirror-horizontal="false" draw:mirror-vertical="false" svg:viewBox="0 0 0 0" drawooo:sub-view-size="6993924 4451998" draw:text-areas="0 0 ?f16 ?f17" draw:type="ooxml-non-primitive" draw:enhanced-path="M 0 4451998 C 333632 4211041 667265 3970085 1112108 3599382 1556951 3228679 2213919 2676744 2669059 2227782 3124199 1778820 3505200 1251598 3842951 905609 4180703 559620 4475206 296009 4695568 151847 4915930 7685 4917989 65349 5165124 40636 5412259 15923 5873578 9744 6178378 3566 6483178 -2612 6738551 477 6993924 3566 N">
            <draw:equation draw:name="f0" draw:formula="0*logwidth/6993924"/>
            <draw:equation draw:name="f1" draw:formula="4451998*logheight/4451998"/>
            <draw:equation draw:name="f2" draw:formula="1112108*logwidth/6993924"/>
            <draw:equation draw:name="f3" draw:formula="3599382*logheight/4451998"/>
            <draw:equation draw:name="f4" draw:formula="2669059*logwidth/6993924"/>
            <draw:equation draw:name="f5" draw:formula="2227782*logheight/4451998"/>
            <draw:equation draw:name="f6" draw:formula="3842951*logwidth/6993924"/>
            <draw:equation draw:name="f7" draw:formula="905609*logheight/4451998"/>
            <draw:equation draw:name="f8" draw:formula="4695568*logwidth/6993924"/>
            <draw:equation draw:name="f9" draw:formula="151847*logheight/4451998"/>
            <draw:equation draw:name="f10" draw:formula="5165124*logwidth/6993924"/>
            <draw:equation draw:name="f11" draw:formula="40636*logheight/4451998"/>
            <draw:equation draw:name="f12" draw:formula="6178378*logwidth/6993924"/>
            <draw:equation draw:name="f13" draw:formula="3566*logheight/4451998"/>
            <draw:equation draw:name="f14" draw:formula="6993924*logwidth/6993924"/>
            <draw:equation draw:name="f15" draw:formula="3566*logheight/4451998"/>
            <draw:equation draw:name="f16" draw:formula="logwidth"/>
            <draw:equation draw:name="f17" draw:formula="logheight"/>
          </draw:enhanced-geometry>
        </draw:custom-shape>
        <draw:custom-shape draw:name="TextBox 16" draw:style-name="gr22" draw:text-style-name="P14" draw:layer="layout" svg:width="4.439cm" svg:height="1.435cm" draw:transform="rotate (1.06796696929533) translate (19.281cm 11.351cm)">
          <text:p text:style-name="P13"><text:span text:style-name="T7">non-T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23" draw:text-style-name="P10" draw:layer="layout" svg:width="6.815cm" svg:height="1.775cm" svg:x="0.192cm" svg:y="16.594cm">
          <text:p text:style-name="P8"><text:span text:style-name="T8">Lots of early effort; nothing works</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24" draw:text-style-name="P10" draw:layer="layout" svg:width="4.147cm" svg:height="1.775cm" svg:x="7.729cm" svg:y="14.043cm">
          <text:p text:style-name="P8"><text:span text:style-name="T8">System integration</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25" draw:text-style-name="P10" draw:layer="layout" svg:width="4.724cm" svg:height="1.775cm" svg:x="16.136cm" svg:y="12.995cm">
          <text:p text:style-name="P8"><text:span text:style-name="T8">System tests start passing</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26" draw:text-style-name="P10" draw:layer="layout" svg:width="3.597cm" svg:height="2.537cm" svg:x="12.3cm" svg:y="10.335cm">
          <text:p text:style-name="P8"><text:span text:style-name="T8">Lots of problems &amp; rework</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27" draw:text-style-name="P10" draw:layer="layout" svg:width="3.174cm" svg:height="1.775cm" svg:x="10.293cm" svg:y="5.647cm">
          <text:p text:style-name="P8"><text:span text:style-name="T8">System testing</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28" draw:text-style-name="P10" draw:layer="layout" svg:width="4.959cm" svg:height="1.775cm" svg:x="15.531cm" svg:y="6.954cm">
          <text:p text:style-name="P8"><text:span text:style-name="T8">Steady state; deployment</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6" draw:style-name="gr29" draw:text-style-name="P11" draw:layer="layout" svg:x1="18.498cm" svg:y1="12.995cm" svg:x2="18.498cm" svg:y2="12.094cm">
          <text:p/>
        </draw:line>
        <draw:line draw:name="Straight Connector 27" draw:style-name="gr29" draw:text-style-name="P11" draw:layer="layout" svg:x1="14.102cm" svg:y1="10.334cm" svg:x2="14.42cm" svg:y2="8.575cm">
          <text:p/>
        </draw:line>
        <draw:line draw:name="Straight Connector 32" draw:style-name="gr29" draw:text-style-name="P11" draw:layer="layout" svg:x1="9.806cm" svg:y1="14.042cm" svg:x2="9.008cm" svg:y2="11.07cm">
          <text:p/>
        </draw:line>
        <draw:line draw:name="Straight Connector 35" draw:style-name="gr29" draw:text-style-name="P11" draw:layer="layout" svg:x1="11.88cm" svg:y1="5.646cm" svg:x2="11.453cm" svg:y2="4.134cm">
          <text:p/>
        </draw:line>
        <draw:line draw:name="Straight Connector 24" draw:style-name="gr29" draw:text-style-name="P11" draw:layer="layout" svg:x1="18.014cm" svg:y1="6.953cm" svg:x2="17.621cm" svg:y2="4.319cm">
          <text:p/>
        </draw:line>
        <draw:line draw:name="Straight Connector 28" draw:style-name="gr29" draw:text-style-name="P11" draw:layer="layout" svg:x1="20.494cm" svg:y1="7.851cm" svg:x2="23.098cm" svg:y2="5.765cm">
          <text:p/>
        </draw:line>
        <draw:custom-shape draw:name="TextBox 25" draw:style-name="gr30" draw:text-style-name="P15" draw:layer="layout" svg:width="2.4cm" svg:height="1.435cm" draw:transform="rotate (0.637743308678728) translate (3.648cm 14.22cm)">
          <text:p text:style-name="P13"><text:span text:style-name="T9">T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
      <draw:page draw:name="page3" draw:style-name="dp1" draw:master-page-name="Default">
        <draw:custom-shape draw:name="Rounded Rectangle 7" draw:style-name="gr31" draw:text-style-name="P17" draw:layer="layout" svg:width="4.934cm" svg:height="2.189cm" svg:x="5.152cm" svg:y="9.196cm">
          <text:p text:style-name="P16"><text:span text:style-name="T10">Pick a user story</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 draw:style-name="gr32" draw:text-style-name="P17" draw:layer="layout" svg:width="3.709cm" svg:height="2.061cm" svg:x="13.886cm" svg:y="10.1cm">
          <text:p text:style-name="P16"><text:span text:style-name="T10">Write tes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 draw:style-name="gr33" draw:text-style-name="P17" draw:layer="layout" svg:width="4.895cm" svg:height="2.16cm" svg:x="11.299cm" svg:y="14.11cm">
          <text:p text:style-name="P16"><text:span text:style-name="T10">Automate tes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rved Connector 10" draw:style-name="gr34" draw:text-style-name="P18" draw:layer="layout" svg:width="3.798cm" svg:height="0.84cm" svg:x="10.088cm" svg:y="10.291cm">
          <text:p/>
          <draw:enhanced-geometry draw:mirror-horizontal="fals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rved Connector 11" draw:style-name="gr35" draw:text-style-name="P18" draw:layer="layout" svg:width="1.947cm" svg:height="1.993cm" draw:transform="rotate (-1.5707963267949) translate (15.741cm 12.162cm)">
          <text:p/>
          <draw:enhanced-geometry draw:mirror-horizontal="fals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Rounded Rectangle 12" draw:style-name="gr36" draw:text-style-name="P17" draw:layer="layout" svg:width="5.664cm" svg:height="2.567cm" svg:x="3.387cm" svg:y="13.136cm">
          <text:p text:style-name="P16"><text:span text:style-name="T10">Implement functionality</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rved Connector 13" draw:style-name="gr37" draw:text-style-name="P18" draw:layer="layout" svg:width="2.247cm" svg:height="0.769cm" draw:transform="rotate (-3.14159265358979) translate (11.299cm 15.191cm)">
          <text:p/>
          <draw:enhanced-geometry draw:mirror-horizontal="fals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rved Connector 14" draw:style-name="gr38" draw:text-style-name="P18" draw:layer="layout" svg:width="1.75cm" svg:height="1.4cm" draw:transform="rotate (-1.5707963267949) translate (7.62cm 11.386cm)">
          <text:p/>
          <draw:enhanced-geometry draw:mirror-horizontal="true" draw:mirror-vertical="tru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Verdana1" svg:font-family="Verdana" style:font-family-generic="modern" style:font-pitch="fixed"/>
    <style:font-face style:name="Liberation Sans1" svg:font-family="'Liberation Sans'" style:font-pitch="variable"/>
    <style:font-face style:name="Roboto" svg:font-family="Roboto" style:font-pitch="variable"/>
    <style:font-face style:name="Noto Sans CJK SC1" svg:font-family="'Noto Sans CJK SC'" style:font-family-generic="modern" style:font-pitch="variable"/>
    <style:font-face style:name="Verdana2" svg:font-family="Verdana"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Gill Sans MT" svg:font-family="'Gill Sans MT'" style:font-family-generic="swiss" style:font-pitch="variable"/>
    <style:font-face style:name="Lohit Devanagari1" svg:font-family="'Lohit Devanagari'"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Verdana3" svg:font-family="Verdana" style:font-family-generic="modern" style:font-pitch="fixed"/>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OpenEnd_20_5_20_106" draw:display-name="msArrowOpenEnd 5 106" svg:viewBox="0 0 350 350" svg:d="M175 0l175 275-75 75-50-75v75h-100v-75l-50 75-75-75z"/>
    <draw:marker draw:name="msArrowOpenEnd_20_5_20_79" draw:display-name="msArrowOpenEnd 5 79" svg:viewBox="0 0 350 350" svg:d="M175 0l175 274-76 76-49-75v75h-101v-75l-49 75-75-76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1-04T14:44:34.174883658</meta:creation-date>
    <dc:date>2020-01-04T14:56:29.530319874</dc:date>
    <meta:editing-duration>PT8M25S</meta:editing-duration>
    <meta:editing-cycles>2</meta:editing-cycles>
    <meta:generator>LibreOffice/6.3.3.2$Linux_X86_64 LibreOffice_project/30$Build-2</meta:generator>
    <meta:document-statistic meta:object-count="45"/>
  </office:meta>
</office:document-meta>
</file>